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Філосфія</text:span><text:span text:style-name="T2"><text:s/></text:span><text:span text:style-name="T3">середньовічча</text:span></text:p>
      <text:p text:style-name="P1"><text:span text:style-name="T3">передумови</text:span><text:span text:style-name="T4"><text:s/></text:span><text:span text:style-name="T5">формування</text:span><text:span text:style-name="T6"><text:s/></text:span><text:span text:style-name="T7">— </text:span></text:p>
      <text:p text:style-name="P1"><text:span text:style-name="T8">виникненя</text:span><text:span text:style-name="T9"><text:s/></text:span><text:span text:style-name="T10">християнства</text:span><text:span text:style-name="T11">(1<text:s/></text:span><text:span text:style-name="T12">ст</text:span><text:span text:style-name="T13"><text:s/></text:span><text:span text:style-name="T14">н</text:span><text:span text:style-name="T15">.</text:span><text:span text:style-name="T16">е</text:span><text:span text:style-name="T17">.),<text:s/></text:span><text:span text:style-name="T18">яке</text:span><text:span text:style-name="T19"><text:s/></text:span><text:span text:style-name="T20">виникло</text:span><text:span text:style-name="T21"><text:s/></text:span><text:span text:style-name="T22">завдяки</text:span><text:span text:style-name="T23"><text:s text:c="2"/></text:span><text:span text:style-name="T24">кризі</text:span><text:span text:style-name="T25"><text:s/></text:span><text:span text:style-name="T26">римської</text:span><text:span text:style-name="T27"><text:s/></text:span><text:span text:style-name="T28">державності</text:span><text:span text:style-name="T29"><text:s/></text:span><text:span text:style-name="T30">у</text:span><text:span text:style-name="T31"><text:s/></text:span><text:span text:style-name="T32">вірі</text:span><text:span text:style-name="T33"><text:s/></text:span><text:span text:style-name="T34">Іудеїв</text:span><text:span text:style-name="T35"><text:s/></text:span><text:span text:style-name="T36">в</text:span><text:span text:style-name="T37"><text:s/></text:span><text:span text:style-name="T38">прихід</text:span><text:span text:style-name="T39"><text:s/></text:span><text:span text:style-name="T40">мессії</text:span><text:span text:style-name="T41"><text:s/></text:span><text:span text:style-name="T42">або</text:span><text:span text:style-name="T43"><text:s/></text:span><text:span text:style-name="T44">спасителя</text:span><text:span text:style-name="T45">.</text:span></text:p>
      <text:p text:style-name="P1"><text:span text:style-name="T46">Настрій</text:span><text:span text:style-name="T47"><text:s/></text:span><text:span text:style-name="T48">відчаю</text:span><text:span text:style-name="T49"><text:s/></text:span><text:span text:style-name="T50">та</text:span><text:span text:style-name="T51"><text:s/></text:span><text:span text:style-name="T52">безвихідності</text:span><text:span text:style-name="T53"><text:s/></text:span><text:span text:style-name="T54">людей</text:span><text:span text:style-name="T55">.</text:span></text:p>
      <text:p text:style-name="P1"><text:span text:style-name="T56">Особливу</text:span><text:span text:style-name="T57"><text:s/></text:span><text:span text:style-name="T58">роль</text:span><text:span text:style-name="T59"><text:s/></text:span><text:span text:style-name="T60">в</text:span><text:span text:style-name="T61"><text:s/></text:span><text:span text:style-name="T62">формуванні</text:span><text:span text:style-name="T63"><text:s/></text:span><text:span text:style-name="T64">християнського</text:span><text:span text:style-name="T65"><text:s/></text:span><text:span text:style-name="T66">світогляду</text:span><text:span text:style-name="T67"><text:s/></text:span><text:span text:style-name="T68">зіграли</text:span><text:span text:style-name="T69"><text:s/></text:span><text:span text:style-name="T70">неоплатонізм</text:span><text:span text:style-name="T71"><text:s/></text:span><text:span text:style-name="T72">та</text:span><text:span text:style-name="T73"><text:s/></text:span><text:span text:style-name="T74">стоїцизм</text:span><text:span text:style-name="T75">,<text:s/></text:span><text:span text:style-name="T76">а</text:span><text:span text:style-name="T77"><text:s/></text:span><text:span text:style-name="T78">також</text:span><text:span text:style-name="T79"><text:s/></text:span><text:span text:style-name="T80">спроби</text:span><text:span text:style-name="T81"><text:s/></text:span><text:span text:style-name="T82">перекладу</text:span><text:span text:style-name="T83"><text:s/></text:span><text:span text:style-name="T84">вітхого</text:span><text:span text:style-name="T85"><text:s/></text:span><text:span text:style-name="T86">завіту</text:span><text:span text:style-name="T87"><text:s/></text:span><text:span text:style-name="T88">на</text:span><text:span text:style-name="T89"><text:s/></text:span><text:span text:style-name="T90">інші</text:span><text:span text:style-name="T91"><text:s/></text:span><text:span text:style-name="T92">мови</text:span><text:span text:style-name="T93">.</text:span></text:p>
      <text:p text:style-name="P1"><text:span text:style-name="T94">Ідейні джерела - еліністично-римська, переклад біблії, а також твори батьків церкви.</text:span></text:p>
      <text:p text:style-name="P1"><text:span text:style-name="T94">І період</text:span></text:p>
      <text:p text:style-name="P1"><text:span text:style-name="T94">Апологетика(апологія - захист) ІІ - ІІІ ст.</text:span></text:p>
      <text:p text:style-name="P1"><text:span text:style-name="T94">розробка християнського віровчення і захист його від противника. противники - ортодоксальні іудеї і язичники.</text:span></text:p>
      <text:p text:style-name="P1"><text:span text:style-name="T94">Представники: Юстин, Тертульман, Татниан</text:span></text:p>
      <text:p text:style-name="P1"><text:span text:style-name="T94">в цей період формуються основні положення, а також аргументи(етичні, логічні, юридичні) в його захист. Деякі філософи і теологи відторгали попередню філософію, але Юстин стверджував, що вона зіграла позитивну роль, підготувавши підгрунтя для виникнення християнства.</text:span></text:p>
      <text:p text:style-name="P1"><text:span text:style-name="T94">Тертуліан пропонував використовувати досягнення античної логіки для захисту від язичників.</text:span></text:p>
      <text:p text:style-name="P1"><text:span text:style-name="T94">ІІ період</text:span></text:p>
      <text:p text:style-name="P1"><text:span text:style-name="T94">Патристика:<text:s/></text:span><text:span text:style-name="T95">IV-V,VI</text:span><text:span text:style-name="T96"><text:s/>сторічча від слова патер - батько. Ориген, Августін Блаженний, Каппадокійська школа і т.д - батьки церкви.</text:span></text:p>
      <text:p text:style-name="P1"><text:span text:style-name="T96">в цей період йде оформлення християнської догматики(в 325 році відбувся собор) і його філософка основа.</text:span></text:p>
      <text:p text:style-name="P1"><text:span text:style-name="T96">Проблеми цього періоду:</text:span></text:p>
      <text:p text:style-name="P1"><text:span text:style-name="T96">1. проблема теодицея.</text:span></text:p>
      <text:p text:style-name="P1"><text:span text:style-name="T96">2. проблеми пов'язані з розумінням людини і суспільства.</text:span></text:p>
      <text:p text:style-name="P1"><text:span text:style-name="T96">ІІІ період</text:span></text:p>
      <text:p text:style-name="P1"><text:span text:style-name="T96">Схоластика - 9-14 ст: від лат. школа. в цей період філософія тісно пов'язана з системою освіти. в цей період йде переробка досягнень попередньої епохи, помітним стає вплив арістотілевської фіфлософії та логіки.</text:span></text:p>
      <text:p text:style-name="P1"><text:span text:style-name="T96">представники епохи схоластики: П. Абеляр, І.С. Ериугена, Аіс Кентський, Ф. Аквінський</text:span></text:p>
      <text:p text:style-name="P1"><text:span text:style-name="T96">Проблеми:</text:span></text:p>
      <text:p text:style-name="P1"><text:span text:style-name="T96">1. Відношення вірри та розуму.</text:span></text:p>
      <text:p text:style-name="P1"><text:span text:style-name="T96">2. Проблема універсалій(загальних понять) або поняття з їх статусом.</text:span></text:p>
      <text:p text:style-name="P1"><text:span text:style-name="T96">3. проблема пошуків доказань буття Бога.</text:span></text:p>
      <text:p text:style-name="P1"><text:span text:style-name="T96">Містика паралельно зі схоластикою розвивається: Іоан Богослов, Мейстер Екхан.</text:span></text:p>
      <text:p text:style-name="P1"><text:span text:style-name="T96">Якщо схоластика була зосереджена на розумному осягненню Бога, то містика орієнтувалася на осягнення Божественної сущності шляхом переживання причастності до неї. А також прививання до Бога шлязом духовних та фізичних практик, серед яких різні обіти.</text:span></text:p>
      <text:p text:style-name="P1"><text:span text:style-name="T96">Принципи та особливості середньовічної філософії:</text:span></text:p>
      <text:p text:style-name="P1"><text:span text:style-name="T96">1. теоцентризм. Бог - надприродний початок, що визначає початок світу. Бог займає центральне місце в картині світу, розуміться як особистість. </text:span></text:p>
      <text:p text:style-name="P1"><text:span text:style-name="T96">онтологія - вчення про буття.</text:span></text:p>
      <text:p text:style-name="P1"><text:span text:style-name="T96">Креаціонізм: Бог створив усе із нічого. для Бога часу немає, він живе у вічності, час існує як суб'єктивне переживання людини(автор А. Блаженний).</text:span></text:p>
      <text:p text:style-name="P1"><text:span text:style-name="T96">Провіденціалізм - Бог не лише створив, але і керує світом в кожен момент часу.існування всього залежить лише від Бога.</text:span></text:p>
      <text:p text:style-name="P1"><text:span text:style-name="T96">Ці обидва принципи являються основою Теїзму. з часом теїзм уступає місце Деїзму.</text:span></text:p>
      <text:p text:style-name="P1"><text:span text:style-name="T96">Ще один принцип онтології - есхатологічність - стрімлення світу до завершення свого існування(есхатологія - наука про кінець світу).</text:span></text:p>
      <text:p text:style-name="P1"><text:span text:style-name="T96">2. Гносеологія</text:span></text:p>
      <text:p text:style-name="P1"><text:span text:style-name="T96">реляціонізм<text:s text:c="2"/>принцип откровення. все що бог вважає потрібним створити людині, він вкладає в уста пророків, христа та апостолів. тобто божественна істина існує в готовому вигляді.</text:span></text:p>
      <text:p text:style-name="P1"><text:span text:style-name="T96">Екзгетика - мистецтво інтерпретації біблії.</text:span></text:p>
      <text:p text:style-name="P1"><text:span text:style-name="T96">символізм - пошук та тлумачення зв'язку між знаком та сенсом.</text:span></text:p>
      <text:p text:style-name="P1"><text:span text:style-name="T96">авторитаризм - авторитет біблії непохитний. а також твори батьків церкви, у католиків авторитетом користується Папа Римський.</text:span></text:p>
      <text:p text:style-name="P1"><text:span text:style-name="T96">Антропологія - вчення про людину. персоналізм - пов'язаний з особистісним розумінням Бога. людина це відображення божественної особистості. це розум та вільна воля. вільна воля - основний атрибут людської особистості, саме від вліьного вибору залежить життєвий шлях.</text:span></text:p>
      <text:p text:style-name="P1"><text:span text:style-name="T96">Сотеріологічність - головною ціллю існування людини є спасіння душі. спасіння можливе: 1. завдяки жертві Хреста 2. на основі праведного образу життя. це також справедливо і для суспільного життя: його гармонізація та досконалення залежать від впливу церкви.</text:span></text:p>
      <text:p text:style-name="P1"><text:span text:style-name="T96">3. Етика. Бог є абсолютне добро, а значить і твори його також є добро, але тут виникає проблема - теодецея(виправдання Бога).</text:span></text:p>
      <text:p text:style-name="P1"><text:span text:style-name="T96">Теодецея Аригена. Зло виникає як результат невірного вибору людини.</text:span></text:p>
      <text:p text:style-name="P1"><text:span text:style-name="T96">Августин блаженний вважає що зло це недостаток добра.</text:span></text:p>
      <text:p text:style-name="P1"><text:span text:style-name="T96">Особливостям середньовічної філософії являється абсолютна залежність від християнської церкви, полемічність - філософія розгорталася як спор, навітьякщо між спорщиками стояли віки та кілометри, універмальною мовою стає латинь. </text:span></text:p>
      <text:p text:style-name="P1"><text:span text:style-name="T96">Основні проблеми середньовічної філософії:</text:span></text:p>
      <text:p text:style-name="P1"><text:span text:style-name="T96">1. співвідношення розуму та віри.</text:span></text:p>
      <text:p text:style-name="P1"><text:span text:style-name="T96">- Тертуліан - єдиним правильним способом досягнення Бога є віра. "Вірую, ібо абсурдно". Вона дана людині, щоб сприймати те, що вище його розумінню.</text:span></text:p>
      <text:p text:style-name="P1"><text:span text:style-name="T96">2. Наступними були спроби гармонізувати віру та розум Авг Бл. Віра потребує довомоги розуму, що веде до розуміння блаженної суті, "Вірую щоб розуміти".</text:span></text:p>
      <text:p text:style-name="P1"><text:span text:style-name="T96">І.С.Еруген: Пізнання Бога можливе на основі вивчення його творіння". безпосереднім пізнанням бога займається теологія або богослов'я. пізнання світу - це діло філософії. Отримані знання повинні співпадати.</text:span></text:p>
      <text:p text:style-name="P1"><text:span text:style-name="T96">Ансельм Кенський. Віра вища розуму, але в акті віри істина дається людині одразу і цілком, що може затруднити її сприйняття. Розум виступає як інструмент систематизації та прояснення віровченних істин."Віра шукає розуміння" -</text:span><text:span text:style-name="T97">&gt;</text:span><text:span text:style-name="T98"><text:s/>онт докази буття Бога.</text:span></text:p>
      <text:p text:style-name="P1"><text:span text:style-name="T98">П'єр абеляр: "Розумію щоб вірити". у вченнях ботьків засновників існують логічні нестиковки, що потребують раціонального обосновання. Тому будь-яка офіційна догма повинна мати раціональну основу.</text:span></text:p>
      <text:p text:style-name="P1"><text:span text:style-name="T98">Ф. Аквінський. Створив офіційну доктрину католицької церкви. "Вірую і розумію". Істини розуму та істини віри це дві половини одного цілого. вони не повинні протиречити ожне одному, але якщо виникають протиручча, то преімущество має віра, а філософське обгрунтування потребує доробки. Фома приводить 5 логічних доказів буття Бога, але стверджує, що акт віри "переважає" всі можливі докази. Найкрупніша фігура схоластики, головний твір: сумма філософії та сума теології.</text:span></text:p>
      <text:p text:style-name="P1"><text:span text:style-name="T98">Універсалії - загальні розуміння, за допомогою яких людина застосовує і класифікує світ. поняття виражає сутність речі і описує її сутнісні ознаки зв'язки та вівдносини. стуь проблем універсалій... Чи відповідають загальні поняття реаліям.</text:span></text:p>
      <text:p text:style-name="P1"><text:span text:style-name="T98">реалізм - загальні поняття існують до речей і визначають їх існування. Ф.Аквінський.</text:span></text:p>
      <text:p text:style-name="P1"><text:span text:style-name="T98">Номіналізм - загальні поняття це лише імена, які люди дають реально існуючим одиничним речам.</text:span></text:p>
      <text:p text:style-name="P1"><text:span text:style-name="T98">І. Т. Скот, Розцелі, Вліьям Окко</text:span></text:p>
      <text:p text:style-name="P1"><text:span text:style-name="T98">Раціоналізм - П'єр Адельям. Універсаліії це не слова і не реально існуючі речі, а поняття, які ввиражають загальне в речах. Віль'ям Окоо будучи номіналістом формулює принцип мислення, який отримав назву "Бритва Окка". згідно цього принципу не потрібно множити сущності без необхідності а також застосовувати складні пояснення там, де можна пояснити простіше. Таким чином універсалії як реально існуючі обєкти опиняються зайвими в цепочці роздумів.</text:span></text:p>
      <text:p text:style-name="P1"><text:span text:style-name="T98"/></text:p>
      <text:p text:style-name="P1"><text:span text:style-name="T98">безліч всесвітів і в кожному наступому менше помилок. оскільки не має часу.</text:span><text:span text:style-name="T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